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5pt" officeooo:rsid="0015a23b" officeooo:paragraph-rsid="0015a23b" style:font-size-asian="13.1000003814697pt" style:font-size-complex="15pt"/>
    </style:style>
    <style:style style:name="P2" style:family="paragraph" style:parent-style-name="Standard">
      <style:paragraph-properties fo:text-align="center" style:justify-single-word="false"/>
      <style:text-properties fo:font-size="22pt" officeooo:rsid="0015a23b" officeooo:paragraph-rsid="0015a23b" style:font-size-asian="22pt" style:font-size-complex="2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/>
      <text:p text:style-name="P2">Relatórios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Feito por Samantha Valente Valcácio e Victor Emanuel F. Souza, nos dias 4 e 11 do mês de junho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Atividade 1<text:line-break/><text:line-break/>Fazer um LED acender, para isso utilizamos o arduíno uno,uma protoboard, um LED, um resistor e cabos.<text:line-break/><text:line-break/>Primeiro passo: Conectar um cabo no GND do arduino uno ao negativo da protoboard.<text:line-break/>Segundo passo: Pegar um LED, encaixar ele na protoboard, depois pegar um resistor e conectar ele ao negativo da protoboard e deixá-lo na reta do negativo da LED.<text:line-break/>Terceiro passo: Pegar um cabo conectar ao arduino em alguma porta (escolhi a 7) e executar o programa.<text:line-break/><text:line-break/>Programa utilizado<text:line-break/>Void setup(){<text:line-break/>PinMode (7, OUTPUT);<text:line-break/>}<text:line-break/>Void loop(){<text:line-break/>digitalWrite(7, HIGH);<text:line-break/>Delay(1000);<text:line-break/>digitalWrite(7, LOW);<text:line-break/>Delay(1000);<text:line-break/>}<text:line-break/><text:line-break/> <text:s text:c="5"/>2. <text:s text:c="2"/>Atividade 2<text:line-break/><text:line-break/>Fazer um semáforo com LEDs, para isso utilizaremos um arduíno uno,uma protoboard, três LEDs, três resistores e cabos.<text:line-break/><text:line-break/>Primeiro passo: Conectar um cabo no GND do arduino uno ao negativo da protoboard.<text:line-break/>Segundo passo: Pegar os três <text:s/>LEDs, encaixar eles na protoboard, depois pegar os resistor e conectar eles ao negativo da protoboard e deixá-los na reta do negativo dos LEDs.<text:line-break/>Terceiro passo: Pegar um cabo conectar ao arduino em alguma porta (escolhi o 13, 12 e 11) e executar o programa.<text:line-break/><text:line-break/>Programa utilizado<text:line-break/>Void setup (){<text:line-break/>PinMode (13, OUTPUT); //verde<text:line-break/>PinMode (12, OUTPUT); //amarelo<text:line-break/>PinMode (11, OUTPUT); // vermelho<text:line-break/>}<text:line-break/>Void loop(){<text:line-break/>digitalwrite(13, HIGH);<text:line-break/>Delay(2000);<text:line-break/>digitalwrite(13, LOW);<text:line-break/>Delay(1000);<text:line-break/>digitalwrite (12, HIGH);<text:line-break/>Delay(2000);<text:line-break/>digitalwrite (12, LOW);<text:line-break/>Delay(1000);<text:line-break/>digitalwrite (11, HIGH);<text:line-break/>Delay(2000);<text:line-break/>digitalwrite (11, LOW);<text:line-break/><text:soft-page-break/>Delay(1000);<text:line-break/>}<text:line-break/> <text:s text:c="5"/>3. <text:s text:c="2"/>Atividade 3<text:line-break/><text:line-break/>A terceira atividade foi ativar o buzzer, para isso utilizamos o arduíno uno, a protoboard, o buzzer e cabos.<text:line-break/><text:line-break/>Primeiro passo: Pegue o buzzer e conecte na protoboard, em seguida pegue um cabo e conecte ao GND e ao negativo do buzzer.<text:line-break/>Segundo passo: Pegar um cabo conectar ao arduino em alguma porta (escolhi a 5) e executar o programa.<text:line-break/><text:line-break/>Programa utilizado<text:line-break/>Int buzzer = 12;<text:line-break/><text:line-break/>Void setup (){<text:line-break/>PinMode (12, OUTPUT);<text:line-break/>}<text:line-break/>Void loop(){<text:line-break/>digitalwrite (12, HIGH);<text:line-break/>Delay (2000);<text:line-break/>digitalwrite (12, LOW);<text:line-break/>Delay (2000);<text:line-break/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M55S</meta:editing-duration>
    <meta:editing-cycles>3</meta:editing-cycles>
    <meta:generator>LibreOffice/5.4.4.2$Windows_X86_64 LibreOffice_project/2524958677847fb3bb44820e40380acbe820f960</meta:generator>
    <dc:date>2019-06-12T23:45:05.515000000</dc:date>
    <meta:document-statistic meta:table-count="0" meta:image-count="0" meta:object-count="0" meta:page-count="3" meta:paragraph-count="3" meta:word-count="334" meta:character-count="2123" meta:non-whitespace-character-count="1764"/>
    <meta:user-defined meta:name="Info 1"/>
    <meta:user-defined meta:name="Info 2"/>
    <meta:user-defined meta:name="Info 3"/>
    <meta:user-defined meta:name="Info 4"/>
  </office:meta>
</office:document-meta>
</file>